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5.338cm"/>
    </style:style>
    <style:style style:name="co7" style:family="table-column">
      <style:table-column-properties fo:break-before="auto" style:column-width="4.493cm"/>
    </style:style>
    <style:style style:name="co8" style:family="table-column">
      <style:table-column-properties fo:break-before="auto" style:column-width="4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/>
    <style:style style:name="ce2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cm"/>
    </style:style>
    <style:style style:name="ce4" style:family="table-cell" style:parent-style-name="Default" style:data-style-name="N110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5" style:family="table-cell" style:parent-style-name="Default" style:data-style-name="N11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6" style:family="table-cell" style:parent-style-name="Default" style:data-style-name="N104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7" style:family="table-cell" style:parent-style-name="Default" style:data-style-name="N139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8" style:family="table-cell" style:parent-style-name="Default" style:data-style-name="N11"/>
    <style:style style:name="ce9" style:family="table-cell" style:parent-style-name="Default" style:data-style-name="N104"/>
    <style:style style:name="ce10" style:family="table-cell" style:parent-style-name="Default" style:data-style-name="N104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104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15" style:family="table-cell" style:parent-style-name="Default" style:data-style-name="N110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1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17" style:family="table-cell" style:parent-style-name="Default" style:data-style-name="N11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2.49pt solid #ffffff" fo:background-color="#ffc000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fo:border-bottom="1.76pt solid #ffffff" fo:background-color="#fff4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fo:background-color="#fff4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" style:family="table-cell" style:parent-style-name="Default">
      <style:table-cell-properties fo:border-bottom="1.76pt solid #ffffff" fo:background-color="#fff4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" style:family="table-cell" style:parent-style-name="Default" style:data-style-name="N132">
      <style:table-cell-properties fo:background-color="#fff4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9" style:family="table-cell" style:parent-style-name="Default" style:data-style-name="N11">
      <style:table-cell-properties style:text-align-source="fix" style:repeat-content="false" fo:border="0.06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>
      <style:table-cell-properties fo:border-bottom="1.76pt solid #ffffff" fo:background-color="#fff4e7" style:diagonal-bl-tr="none" style:diagonal-tl-br="none" style:text-align-source="value-type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 style:data-style-name="N108">
      <style:table-cell-properties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 style:data-style-name="N11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" style:family="table-cell" style:parent-style-name="Default" style:data-style-name="N132">
      <style:table-cell-properties fo:background-color="#fff4e7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 style:data-style-name="N132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7" style:family="table-cell" style:parent-style-name="Default" style:data-style-name="N108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" style:family="table-cell" style:parent-style-name="Default" style:data-style-name="N132">
      <style:table-cell-properties fo:border-bottom="1.76pt solid #ffffff" fo:background-color="#fff4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0" style:family="table-cell" style:parent-style-name="Default">
      <style:table-cell-properties fo:background-color="#fff4e7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number-columns-spanned="1" table:number-rows-spanned="2"/>
          <table:table-cell office:value-type="string" calcext:value-type="string" table:number-columns-spanned="3" table:number-rows-spanned="1">
            <text:p>casos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P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F</text:p>
          </table:table-cell>
          <table:table-cell table:style-name="ce4" table:formula="of:=+FV([.B7];[.B6];;[.B3];)" office:value-type="float" office:value="-105.3" calcext:value-type="float">
            <text:p>-R$105,30</text:p>
          </table:table-cell>
          <table:table-cell table:style-name="ce4" table:formula="of:=+FV([.C7];[.C6];;[.C3];)" office:value-type="float" office:value="-102.5" calcext:value-type="float">
            <text:p>-R$102,50</text:p>
          </table:table-cell>
          <table:table-cell table:style-name="ce4" table:formula="of:=+FV([.D7];[.D6];;[.D3];)" office:value-type="float" office:value="-101.4" calcext:value-type="float">
            <text:p>-R$101,40</text:p>
          </table:table-cell>
        </table:table-row>
        <table:table-row table:style-name="ro1">
          <table:table-cell office:value-type="string" calcext:value-type="string">
            <text:p>periodicidade da taxa</text:p>
          </table:table-cell>
          <table:table-cell office:value-type="string" calcext:value-type="string">
            <text:p>quadrimestr</text:p>
          </table:table-cell>
          <table:table-cell office:value-type="string" calcext:value-type="string">
            <text:p>bimestre</text:p>
          </table:table-cell>
          <table:table-cell office:value-type="string" calcext:value-type="string">
            <text:p>mensa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table:style-name="ce5" office:value-type="percentage" office:value="0.053" calcext:value-type="percentage">
            <text:p>5,30%</text:p>
          </table:table-cell>
          <table:table-cell table:style-name="ce5" office:value-type="percentage" office:value="0.025" calcext:value-type="percentage">
            <text:p>2,50%</text:p>
          </table:table-cell>
          <table:table-cell table:style-name="ce5"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converter para </text:p>
          </table:table-cell>
          <table:table-cell table:number-columns-repeated="3" office:value-type="string" calcext:value-type="string">
            <text:p>trimestra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4/3" office:value-type="float" office:value="1.33333333333333" calcext:value-type="float">
            <text:p>1,33333333333333</text:p>
          </table:table-cell>
          <table:table-cell table:style-name="ce7" table:formula="of:=2/3" office:value-type="float" office:value="0.666666666666667" calcext:value-type="float">
            <text:p><text:s text:c="2"/>2/3 </text:p>
          </table:table-cell>
          <table:table-cell table:style-name="ce7" table:formula="of:=1/3" office:value-type="float" office:value="0.333333333333333" calcext:value-type="float">
            <text:p><text:s text:c="2"/>1/3 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table:style-name="ce5" table:formula="of:=+RATE([.B9];;[.B3];[.B4];;)" office:value-type="percentage" office:value="0.0394923041400801" calcext:value-type="percentage">
            <text:p>3,95%</text:p>
          </table:table-cell>
          <table:table-cell table:style-name="ce5" table:formula="of:=+RATE([.C9];;[.C3];[.C4];;)" office:value-type="percentage" office:value="0.0377334074799749" calcext:value-type="percentage">
            <text:p>3,77%</text:p>
          </table:table-cell>
          <table:table-cell table:style-name="ce5" table:formula="of:=+RATE([.D9];;[.D3];[.D4];;)" office:value-type="percentage" office:value="0.0425907440000004" calcext:value-type="percentage">
            <text:p>4,26%</text:p>
          </table:table-cell>
        </table:table-row>
        <table:table-row table:style-name="ro1">
          <table:table-cell table:style-name="ce3" office:value-type="string" calcext:value-type="string">
            <text:p>Conferindo</text:p>
          </table:table-cell>
          <table:table-cell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VF</text:p>
          </table:table-cell>
          <table:table-cell table:style-name="ce6" table:formula="of:=+FV([.B10];[.B9];;[.B3])" office:value-type="currency" office:currency="BRL" office:value="-105.3" calcext:value-type="currency">
            <text:p>-R$ 105,30</text:p>
          </table:table-cell>
          <table:table-cell table:style-name="ce7" table:formula="of:=+FV([.C10];[.C9];;[.C3])" office:value-type="float" office:value="-102.5" calcext:value-type="float">
            <text:p>-102 <text:s/>1/2 </text:p>
          </table:table-cell>
          <table:table-cell table:style-name="ce7" table:formula="of:=+FV([.D10];[.D9];;[.D3])" office:value-type="float" office:value="-101.4" calcext:value-type="float">
            <text:p>-101 <text:s/>2/5 </text:p>
          </table:table-cell>
        </table:table-row>
      </table:table>
      <table:table table:name="Sheet2" table:style-name="ta1"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axa</text:p>
          </table:table-cell>
          <table:table-cell table:style-name="ce8" office:value-type="percentage" office:value="0.07" calcext:value-type="percentage">
            <text:p>7,00%</text:p>
          </table:table-cell>
          <table:table-cell/>
        </table:table-row>
        <table:table-row table:style-name="ro1">
          <table:table-cell office:value-type="string" calcext:value-type="string">
            <text:p>PGTO</text:p>
          </table:table-cell>
          <table:table-cell office:value-type="float" office:value="4500" calcext:value-type="float">
            <text:p>4500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gto</text:p>
          </table:table-cell>
          <table:table-cell office:value-type="string" calcext:value-type="string">
            <text:p>v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currency" office:currency="BRL" office:value="4500" calcext:value-type="currency">
            <text:p>R$ 4.500,00</text:p>
          </table:table-cell>
          <table:table-cell table:style-name="ce10" table:formula="of:=PV([.$B$1];[.A5];;[.B5];)" office:value-type="currency" office:currency="BRL" office:value="-4500" calcext:value-type="currency">
            <text:p>-R$ 4.500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currency" office:currency="BRL" office:value="4500" calcext:value-type="currency">
            <text:p>R$ 4.500,00</text:p>
          </table:table-cell>
          <table:table-cell table:style-name="ce10" table:formula="of:=PV([.$B$1];[.A6];;[.B6];)" office:value-type="currency" office:currency="BRL" office:value="-4205.60747663551" calcext:value-type="currency">
            <text:p>-R$ 4.205,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currency" office:currency="BRL" office:value="4500" calcext:value-type="currency">
            <text:p>R$ 4.500,00</text:p>
          </table:table-cell>
          <table:table-cell table:style-name="ce10" table:formula="of:=PV([.$B$1];[.A7];;[.B7];)" office:value-type="currency" office:currency="BRL" office:value="-3930.47427722945" calcext:value-type="currency">
            <text:p>-R$ 3.930,47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9" table:formula="of:=SUM([.C5:.C7])" office:value-type="currency" office:currency="BRL" office:value="-12636.081753865" calcext:value-type="currency">
            <text:p>-R$ 12.636,08</text:p>
          </table:table-cell>
        </table:table-row>
      </table:table>
      <table:table table:name="Sheet3" table:style-name="ta1">
        <table:table-column table:style-name="co3" table:number-columns-repeated="5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axa</text:p>
          </table:table-cell>
          <table:table-cell table:style-name="ce8" office:value-type="percentage" office:value="0.06" calcext:value-type="percentage">
            <text:p>6,00%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FC</text:p>
          </table:table-cell>
          <table:table-cell table:number-columns-repeated="2"/>
          <table:table-cell office:value-type="string" calcext:value-type="string">
            <text:p>FC1</text:p>
          </table:table-cell>
          <table:table-cell table:style-name="ce9" office:value-type="currency" office:currency="BRL" office:value="110" calcext:value-type="currency">
            <text:p>R$ 110,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9"/>
          <table:table-cell/>
          <table:table-cell office:value-type="string" calcext:value-type="string">
            <text:p>g</text:p>
          </table:table-cell>
          <table:table-cell table:style-name="ce8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style-name="ce9"/>
          <table:table-cell/>
          <table:table-cell office:value-type="string" calcext:value-type="string">
            <text:p>taxa</text:p>
          </table:table-cell>
          <table:table-cell table:style-name="ce8" office:value-type="percentage" office:value="0.06" calcext:value-type="percentage">
            <text:p>6,00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table:style-name="ce9"/>
          <table:table-cell/>
          <table:table-cell office:value-type="string" calcext:value-type="string">
            <text:p>VP</text:p>
          </table:table-cell>
          <table:table-cell table:style-name="ce9" table:formula="of:=-PV([.B1];3;0;[.F7];)" office:value-type="currency" office:currency="BRL" office:value="1539.30201889255" calcext:value-type="currency">
            <text:p>R$ 1.539,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</text:p>
          </table:table-cell>
          <table:table-cell table:style-name="ce9" table:formula="of:=+NPV([.B1];[.B4:.B6])" office:value-type="currency" office:currency="BRL" office:value="277.628512127461" calcext:value-type="currency">
            <text:p>R$ 277,63</text:p>
          </table:table-cell>
          <table:table-cell table:style-name="ce9"/>
          <table:table-cell/>
          <table:table-cell office:value-type="string" calcext:value-type="string">
            <text:p>VP em t3</text:p>
          </table:table-cell>
          <table:table-cell table:style-name="ce9" table:formula="of:=+[.F3]/([.F5]-[.F4])" office:value-type="currency" office:currency="BRL" office:value="1833.33333333333" calcext:value-type="currency">
            <text:p>R$ 1.833,33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 geral </text:p>
          </table:table-cell>
          <table:table-cell table:style-name="ce9" table:formula="of:=[.B7]+[.F6]" office:value-type="currency" office:currency="BRL" office:value="1816.93053102001" calcext:value-type="currency">
            <text:p>R$ 1.816,9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/>
          <table:table-cell table:number-columns-repeated="4"/>
        </table:table-row>
      </table:table>
      <table:table table:name="Sheet4" table:style-name="ta1">
        <table:table-column table:style-name="co3" table:default-cell-style-name="Default"/>
        <table:table-column table:style-name="co6" table:default-cell-style-name="ce19"/>
        <table:table-row table:style-name="ro1">
          <table:table-cell/>
          <table:table-cell table:style-name="ce12" office:value-type="string" calcext:value-type="string">
            <text:p>a)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13" office:value-type="currency" office:currency="BRL" office:value="600000" calcext:value-type="currency">
            <text:p>R$ 600.000,00</text:p>
          </table:table-cell>
        </table:table-row>
        <table:table-row table:style-name="ro1">
          <table:table-cell office:value-type="string" calcext:value-type="string">
            <text:p>Entrada</text:p>
          </table:table-cell>
          <table:table-cell table:style-name="ce13" office:value-type="currency" office:currency="BRL" office:value="48000" calcext:value-type="currency">
            <text:p>R$ 48.000,00</text:p>
          </table:table-cell>
        </table:table-row>
        <table:table-row table:style-name="ro1">
          <table:table-cell table:style-name="ce11" office:value-type="string" calcext:value-type="string">
            <text:p>VP</text:p>
          </table:table-cell>
          <table:table-cell table:style-name="ce14" table:formula="of:=+[.B2]-[.B3]" office:value-type="currency" office:currency="BRL" office:value="552000" calcext:value-type="currency">
            <text:p>R$ 552.000,00</text:p>
          </table:table-cell>
        </table:table-row>
        <table:table-row table:style-name="ro1">
          <table:table-cell table:style-name="ce11" office:value-type="string" calcext:value-type="string">
            <text:p>VF</text:p>
          </table:table-cell>
          <table:table-cell table:style-name="ce14" table:formula="of:=[.B2]*5%" office:value-type="currency" office:currency="BRL" office:value="30000" calcext:value-type="currency">
            <text:p>R$ 30.000,00</text:p>
          </table:table-cell>
        </table:table-row>
        <table:table-row table:style-name="ro1">
          <table:table-cell table:style-name="ce11" office:value-type="string" calcext:value-type="string">
            <text:p>PGTO</text:p>
          </table:table-cell>
          <table:table-cell table:style-name="ce15" table:formula="of:=+PMT([.B8];[.B7];[.B4];[.B5];[.B9])" office:value-type="float" office:value="-54433.6852345578" calcext:value-type="float">
            <text:p>-R$54.433,69</text:p>
          </table:table-cell>
        </table:table-row>
        <table:table-row table:style-name="ro1">
          <table:table-cell table:style-name="ce11" office:value-type="string" calcext:value-type="string">
            <text:p>N</text:p>
          </table:table-cell>
          <table:table-cell table:style-name="ce16" office:value-type="float" office:value="12" calcext:value-type="float">
            <text:p>12</text:p>
          </table:table-cell>
        </table:table-row>
        <table:table-row table:style-name="ro1">
          <table:table-cell table:style-name="ce11" office:value-type="string" calcext:value-type="string">
            <text:p>TAXA</text:p>
          </table:table-cell>
          <table:table-cell table:style-name="ce17" office:value-type="percentage" office:value="0.02" calcext:value-type="percentage">
            <text:p>2,00%</text:p>
          </table:table-cell>
        </table:table-row>
        <table:table-row table:style-name="ro1">
          <table:table-cell table:style-name="ce11" office:value-type="string" calcext:value-type="string">
            <text:p>TIPO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8" office:value-type="string" calcext:value-type="string">
            <text:p>Postecipado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5" table:style-name="ta1">
        <table:table-column table:style-name="co7" table:number-columns-repeated="2" table:default-cell-style-name="ce2"/>
        <table:table-column table:style-name="co8" table:number-columns-repeated="5" table:default-cell-style-name="Default"/>
        <table:table-row table:style-name="ro1">
          <table:table-cell table:number-columns-spanned="1" table:number-rows-spanned="2"/>
          <table:table-cell office:value-type="string" calcext:value-type="string">
            <text:p>casos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P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</text:p>
          </table:table-cell>
          <table:table-cell table:style-name="ce4" table:formula="of:=+FV([.B7];[.B6];;[.B3];)" office:value-type="float" office:value="-115" calcext:value-type="float">
            <text:p>-R$11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iodicidade da taxa</text:p>
          </table:table-cell>
          <table:table-cell office:value-type="string" calcext:value-type="string">
            <text:p>anu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a</text:p>
          </table:table-cell>
          <table:table-cell table:style-name="ce5" office:value-type="percentage" office:value="0.15" calcext:value-type="percentage">
            <text:p>15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erter para </text:p>
          </table:table-cell>
          <table:table-cell office:value-type="string" calcext:value-type="string">
            <text:p>semest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formula="of:=12/6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a</text:p>
          </table:table-cell>
          <table:table-cell table:style-name="ce5" table:formula="of:=+RATE([.B9];;[.B3];[.B4];;)" office:value-type="percentage" office:value="0.0723805294763607" calcext:value-type="percentage">
            <text:p>7,24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onferindo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VF</text:p>
          </table:table-cell>
          <table:table-cell table:style-name="ce6" table:formula="of:=+FV([.B10];[.B9];;[.B3])" office:value-type="currency" office:currency="BRL" office:value="-115" calcext:value-type="currency">
            <text:p>-R$ 115,00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6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2">
          <table:table-cell table:style-name="Default"/>
          <table:table-cell table:style-name="ce24" office:value-type="string" calcext:value-type="string" table:number-columns-spanned="2" table:number-rows-spanned="1">
            <text:p>Valor do financiamento : </text:p>
          </table:table-cell>
          <table:covered-table-cell table:style-name="ce28"/>
          <table:table-cell table:style-name="ce32" office:value-type="float" office:value="660000" calcext:value-type="float">
            <text:p>R$660.000</text:p>
          </table:table-cell>
          <table:table-cell table:style-name="ce37" table:number-columns-repeated="2"/>
          <table:table-cell/>
        </table:table-row>
        <table:table-row table:style-name="ro2">
          <table:table-cell table:style-name="Default"/>
          <table:table-cell table:style-name="ce25" office:value-type="string" calcext:value-type="string">
            <text:p>Taxa de juros :</text:p>
          </table:table-cell>
          <table:table-cell table:style-name="ce29" table:formula="of:=+[.B10]" office:value-type="percentage" office:value="0.0723805294763607" calcext:value-type="percentage">
            <text:p>7,24%</text:p>
          </table:table-cell>
          <table:table-cell table:style-name="ce33" office:value-type="string" calcext:value-type="string">
            <text:p><text:s/>ao semestre</text:p>
          </table:table-cell>
          <table:table-cell table:style-name="ce38" table:number-columns-repeated="2"/>
          <table:table-cell/>
        </table:table-row>
        <table:table-row table:style-name="ro2">
          <table:table-cell table:style-name="Default"/>
          <table:table-cell table:style-name="ce25" office:value-type="string" calcext:value-type="string">
            <text:p>Prazo: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<text:s/>semestres</text:p>
          </table:table-cell>
          <table:table-cell table:style-name="ce38" table:number-columns-repeated="2"/>
          <table:table-cell/>
        </table:table-row>
        <table:table-row table:style-name="ro2">
          <table:table-cell table:style-name="Default"/>
          <table:table-cell table:style-name="ce24" office:value-type="string" calcext:value-type="string" table:number-columns-spanned="2" table:number-rows-spanned="1">
            <text:p>Comissão de repasse:</text:p>
          </table:table-cell>
          <table:covered-table-cell table:style-name="ce25"/>
          <table:table-cell table:style-name="ce34" office:value-type="percentage" office:value="0.06" calcext:value-type="percentage">
            <text:p>6,00%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0" office:value-type="string" calcext:value-type="string">
            <text:p>Mês</text:p>
          </table:table-cell>
          <table:table-cell table:style-name="ce20" office:value-type="string" calcext:value-type="string">
            <text:p>amortização</text:p>
          </table:table-cell>
          <table:table-cell table:style-name="ce20" office:value-type="string" calcext:value-type="string">
            <text:p>juros</text:p>
          </table:table-cell>
          <table:table-cell table:style-name="ce20" office:value-type="string" calcext:value-type="string">
            <text:p>prestação</text:p>
          </table:table-cell>
          <table:table-cell table:style-name="ce20" office:value-type="string" calcext:value-type="string">
            <text:p>saldo devedor</text:p>
          </table:table-cell>
          <table:table-cell table:number-columns-repeated="2"/>
        </table:table-row>
        <table:table-row table:style-name="ro3">
          <table:table-cell table:style-name="ce21" office:value-type="float" office:value="0" calcext:value-type="float">
            <text:p>0</text:p>
          </table:table-cell>
          <table:table-cell table:style-name="ce26" table:formula="of:=[.D15]*[.D18]" office:value-type="float" office:value="39600" calcext:value-type="float">
            <text:p>39600</text:p>
          </table:table-cell>
          <table:table-cell table:style-name="ce31" table:number-columns-repeated="2"/>
          <table:table-cell table:style-name="ce39" table:formula="of:=+[.D15]*(1+[.D18])-[.B21]" office:value-type="float" office:value="660000" calcext:value-type="float">
            <text:p>660.000,0</text:p>
          </table:table-cell>
          <table:table-cell table:number-columns-repeated="2"/>
        </table:table-row>
        <table:table-row table:style-name="ro3">
          <table:table-cell table:style-name="ce22" office:value-type="float" office:value="1" calcext:value-type="float">
            <text:p>1</text:p>
          </table:table-cell>
          <table:table-cell table:style-name="ce27" table:formula="of:=+[.$E$21]/[.$C$17]" office:value-type="float" office:value="110000" calcext:value-type="float">
            <text:p>110.000,0</text:p>
          </table:table-cell>
          <table:table-cell table:style-name="ce27" table:formula="of:=+[.E21]*[.$C$16]" office:value-type="float" office:value="47771.1494543981" calcext:value-type="float">
            <text:p>47.771,1</text:p>
          </table:table-cell>
          <table:table-cell table:style-name="ce35" table:formula="of:=+[.B22]+[.C22]" office:value-type="float" office:value="157771.149454398" calcext:value-type="float">
            <text:p>157.771,1</text:p>
          </table:table-cell>
          <table:table-cell table:style-name="ce35" table:formula="of:=+[.E21]-[.B22]" office:value-type="float" office:value="550000" calcext:value-type="float">
            <text:p>550.000,0</text:p>
          </table:table-cell>
          <table:table-cell table:number-columns-repeated="2"/>
        </table:table-row>
        <table:table-row table:style-name="ro3">
          <table:table-cell table:style-name="ce22" office:value-type="float" office:value="2" calcext:value-type="float">
            <text:p>2</text:p>
          </table:table-cell>
          <table:table-cell table:style-name="ce27" table:formula="of:=+[.$E$21]/[.$C$17]" office:value-type="float" office:value="110000" calcext:value-type="float">
            <text:p>110.000,0</text:p>
          </table:table-cell>
          <table:table-cell table:style-name="ce27" table:formula="of:=+[.E22]*[.$C$16]" office:value-type="float" office:value="39809.2912119984" calcext:value-type="float">
            <text:p>39.809,3</text:p>
          </table:table-cell>
          <table:table-cell table:style-name="ce35" table:formula="of:=+[.B23]+[.C23]" office:value-type="float" office:value="149809.291211998" calcext:value-type="float">
            <text:p>149.809,3</text:p>
          </table:table-cell>
          <table:table-cell table:style-name="ce35" table:formula="of:=+[.E22]-[.B23]" office:value-type="float" office:value="440000" calcext:value-type="float">
            <text:p>440.000,0</text:p>
          </table:table-cell>
          <table:table-cell table:number-columns-repeated="2"/>
        </table:table-row>
        <table:table-row table:style-name="ro3">
          <table:table-cell table:style-name="ce22" office:value-type="float" office:value="3" calcext:value-type="float">
            <text:p>3</text:p>
          </table:table-cell>
          <table:table-cell table:style-name="ce27" table:formula="of:=+[.$E$21]/[.$C$17]" office:value-type="float" office:value="110000" calcext:value-type="float">
            <text:p>110.000,0</text:p>
          </table:table-cell>
          <table:table-cell table:style-name="ce27" table:formula="of:=+[.E23]*[.$C$16]" office:value-type="float" office:value="31847.4329695987" calcext:value-type="float">
            <text:p>31.847,4</text:p>
          </table:table-cell>
          <table:table-cell table:style-name="ce35" table:formula="of:=+[.B24]+[.C24]" office:value-type="float" office:value="141847.432969599" calcext:value-type="float">
            <text:p>141.847,4</text:p>
          </table:table-cell>
          <table:table-cell table:style-name="ce35" table:formula="of:=+[.E23]-[.B24]" office:value-type="float" office:value="330000" calcext:value-type="float">
            <text:p>330.000,0</text:p>
          </table:table-cell>
          <table:table-cell table:number-columns-repeated="2"/>
        </table:table-row>
        <table:table-row table:style-name="ro3">
          <table:table-cell table:style-name="ce22" office:value-type="float" office:value="4" calcext:value-type="float">
            <text:p>4</text:p>
          </table:table-cell>
          <table:table-cell table:style-name="ce27" table:formula="of:=+[.$E$21]/[.$C$17]" office:value-type="float" office:value="110000" calcext:value-type="float">
            <text:p>110.000,0</text:p>
          </table:table-cell>
          <table:table-cell table:style-name="ce27" table:formula="of:=+[.E24]*[.$C$16]" office:value-type="float" office:value="23885.574727199" calcext:value-type="float">
            <text:p>23.885,6</text:p>
          </table:table-cell>
          <table:table-cell table:style-name="ce35" table:formula="of:=+[.B25]+[.C25]" office:value-type="float" office:value="133885.574727199" calcext:value-type="float">
            <text:p>133.885,6</text:p>
          </table:table-cell>
          <table:table-cell table:style-name="ce35" table:formula="of:=+[.E24]-[.B25]" office:value-type="float" office:value="220000" calcext:value-type="float">
            <text:p>220.000,0</text:p>
          </table:table-cell>
          <table:table-cell table:number-columns-repeated="2"/>
        </table:table-row>
        <table:table-row table:style-name="ro3">
          <table:table-cell table:style-name="ce22" office:value-type="float" office:value="5" calcext:value-type="float">
            <text:p>5</text:p>
          </table:table-cell>
          <table:table-cell table:style-name="ce27" table:formula="of:=+[.$E$21]/[.$C$17]" office:value-type="float" office:value="110000" calcext:value-type="float">
            <text:p>110.000,0</text:p>
          </table:table-cell>
          <table:table-cell table:style-name="ce27" table:formula="of:=+[.E25]*[.$C$16]" office:value-type="float" office:value="15923.7164847994" calcext:value-type="float">
            <text:p>15.923,7</text:p>
          </table:table-cell>
          <table:table-cell table:style-name="ce35" table:formula="of:=+[.B26]+[.C26]" office:value-type="float" office:value="125923.716484799" calcext:value-type="float">
            <text:p>125.923,7</text:p>
          </table:table-cell>
          <table:table-cell table:style-name="ce35" table:formula="of:=+[.E25]-[.B26]" office:value-type="float" office:value="110000" calcext:value-type="float">
            <text:p>110.000,0</text:p>
          </table:table-cell>
          <table:table-cell table:number-columns-repeated="2"/>
        </table:table-row>
        <table:table-row table:style-name="ro3">
          <table:table-cell table:style-name="ce22" office:value-type="float" office:value="6" calcext:value-type="float">
            <text:p>6</text:p>
          </table:table-cell>
          <table:table-cell table:style-name="ce27" table:formula="of:=+[.$E$21]/[.$C$17]" office:value-type="float" office:value="110000" calcext:value-type="float">
            <text:p>110.000,0</text:p>
          </table:table-cell>
          <table:table-cell table:style-name="ce27" table:formula="of:=+[.E26]*[.$C$16]" office:value-type="float" office:value="7961.85824239968" calcext:value-type="float">
            <text:p>7.961,9</text:p>
          </table:table-cell>
          <table:table-cell table:style-name="ce35" table:formula="of:=+[.B27]+[.C27]" office:value-type="float" office:value="117961.8582424" calcext:value-type="float">
            <text:p>117.961,9</text:p>
          </table:table-cell>
          <table:table-cell table:style-name="ce35" table:formula="of:=+[.E26]-[.B27]" office:value-type="float" office:value="0" calcext:value-type="float">
            <text:p>0,0</text:p>
          </table:table-cell>
          <table:table-cell table:number-columns-repeated="2"/>
        </table:table-row>
        <table:table-row table:style-name="ro4">
          <table:table-cell table:style-name="ce23" table:number-columns-repeated="3"/>
          <table:table-cell table:style-name="ce36" table:number-columns-repeated="3"/>
          <table:table-cell table:style-name="ce23"/>
        </table:table-row>
        <table:table-row table:style-name="ro3">
          <table:table-cell table:style-name="ce22" office:value-type="string" calcext:value-type="string">
            <text:p>Total</text:p>
          </table:table-cell>
          <table:table-cell table:style-name="ce27" table:formula="of:=SUM([.B22:.B28])" office:value-type="float" office:value="660000" calcext:value-type="float">
            <text:p>660.000,0</text:p>
          </table:table-cell>
          <table:table-cell table:style-name="ce27" table:formula="of:=SUM([.C22:.C28])" office:value-type="float" office:value="167199.023090393" calcext:value-type="float">
            <text:p>167.199,0</text:p>
          </table:table-cell>
          <table:table-cell table:style-name="ce27" table:formula="of:=SUM([.D22:.D28])" office:value-type="float" office:value="827199.023090393" calcext:value-type="float">
            <text:p>827.199,0</text:p>
          </table:table-cell>
          <table:table-cell table:style-name="ce27" table:number-columns-repeated="2"/>
          <table:table-cell table:style-name="ce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">
      <number:number number:decimal-places="1" loext:min-decimal-places="1" number:min-integer-digits="1" number:grouping="true"/>
    </number:number-style>
    <number:percentage-style style:name="N133">
      <number:number number:decimal-places="1" loext:min-decimal-places="1" number:min-integer-digits="1"/>
      <number:text>%</number:text>
    </number:percentage-style>
    <number:percentage-style style:name="N134">
      <number:number number:decimal-places="3" loext:min-decimal-places="3" number:min-integer-digits="1"/>
      <number:text>%</number:text>
    </number:percentage-style>
    <number:percentage-style style:name="N135">
      <number:number number:decimal-places="5" loext:min-decimal-places="5" number:min-integer-digits="1"/>
      <number:text>%</number:text>
    </number:percentage-style>
    <number:percentage-style style:name="N136">
      <number:number number:decimal-places="7" loext:min-decimal-places="7" number:min-integer-digits="1"/>
      <number:text>%</number:text>
    </number:percentage-style>
    <number:number-style style:name="N137">
      <number:number number:decimal-places="6" loext:min-decimal-places="6" number:min-integer-digits="1"/>
    </number:number-style>
    <number:number-style style:name="N138">
      <number:number number:decimal-places="1" loext:min-decimal-places="1" number:min-integer-digits="1"/>
    </number:number-style>
    <number:number-style style:name="N139">
      <number:fraction number:min-integer-digits="0" number:min-numerator-digits="2" loext:max-numerator-digits="2" number:min-denominator-digits="2" loext:max-denominator-value="99"/>
    </number:number-style>
    <number:number-style style:name="N140">
      <number:fraction number:min-integer-digits="0" number:min-numerator-digits="1" loext:max-numerator-digits="1" number:min-denominator-digits="1" loext:max-denominator-value="9"/>
    </number:number-style>
    <number:number-style style:name="N14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1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</number:text>
      <number:number number:decimal-places="0" loext:min-decimal-places="0" number:min-integer-digits="1" number:grouping="true"/>
    </number:number-style>
    <number:number-style style:name="N142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3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</number:text>
      <number:number number:decimal-places="2" loext:min-decimal-places="2" number:min-integer-digits="1" number:grouping="true"/>
    </number:number-style>
    <number:number-style style:name="N144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R$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4" loext:min-decimal-places="4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4" loext:min-decimal-places="4" number:min-integer-digits="1" number:grouping="true"/>
      <number:text> </number:text>
      <style:map style:condition="value()&gt;=0" style:apply-style-name="N15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0:45:27.628132206</meta:creation-date>
    <meta:generator>LibreOffice/6.4.7.2$Linux_X86_64 LibreOffice_project/40$Build-2</meta:generator>
    <dc:date>2021-11-18T12:01:40.542436509</dc:date>
    <meta:editing-duration>PT59S</meta:editing-duration>
    <meta:editing-cycles>1</meta:editing-cycles>
    <meta:document-statistic meta:table-count="5" meta:cell-count="174" meta:object-count="0"/>
  </office:meta>
</office:document-meta>
</file>